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66" style:font-name="Ubuntu Light" fo:font-size="40pt" officeooo:paragraph-rsid="000e7fdf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666666" style:font-name="Ubuntu Light" fo:font-size="40pt" officeooo:paragraph-rsid="00103c8d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color="#666666" style:font-name="Ubuntu Light" fo:font-size="40pt" fo:font-weight="bold" officeooo:paragraph-rsid="00103c8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666666" style:font-name="Ubuntu Light" fo:font-size="40pt" officeooo:paragraph-rsid="0014d30a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666666" style:font-name="Ubuntu Light" fo:font-size="40pt" fo:font-weight="bold" officeooo:rsid="0014d30a" officeooo:paragraph-rsid="0014d30a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666666" style:font-name="Ubuntu Light" fo:font-size="40pt" fo:font-weight="bold" officeooo:paragraph-rsid="0014d30a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9f2" style:font-weight-asian="bold" style:font-weight-complex="bold"/>
    </style:style>
    <style:style style:name="T3" style:family="text">
      <style:text-properties fo:font-weight="bold" officeooo:rsid="0014d30a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bold" officeooo:rsid="0011f1f4" style:font-weight-asian="bold" style:font-weight-complex="bold"/>
    </style:style>
    <style:style style:name="T7" style:family="text">
      <style:text-properties fo:color="#ff0000" fo:font-weight="bold" officeooo:rsid="0014d30a" style:font-weight-asian="bold" style:font-weight-complex="bold"/>
    </style:style>
    <style:style style:name="T8" style:family="text">
      <style:text-properties fo:color="#7da647"/>
    </style:style>
    <style:style style:name="T9" style:family="text">
      <style:text-properties fo:color="#7da647" fo:font-weight="bold" style:font-weight-asian="bold" style:font-weight-complex="bold"/>
    </style:style>
    <style:style style:name="T10" style:family="text">
      <style:text-properties fo:color="#7da647" fo:font-weight="bold" officeooo:rsid="0014d30a" style:font-weight-asian="bold" style:font-weight-complex="bold"/>
    </style:style>
    <style:style style:name="T11" style:family="text">
      <style:text-properties officeooo:rsid="0014d30a"/>
    </style:style>
    <style:style style:name="T12" style:family="text">
      <style:text-properties fo:color="#94bd5e" fo:font-weight="bold" officeooo:rsid="0014d30a" style:font-weight-asian="bold" style:font-weight-complex="bold"/>
    </style:style>
    <style:style style:name="T13" style:family="text">
      <style:text-properties fo:color="#94bd5e" officeooo:rsid="0014d3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There is</text:span><text:span text:style-name="T1"> </text:span></text:p>
      <text:p text:style-name="P4"><text:span text:style-name="T12">nothing more powerful</text:span><text:span text:style-name="T1"> </text:span></text:p>
      <text:p text:style-name="P5">in the World than</text:p>
      <text:p text:style-name="P6"><text:span text:style-name="T13">developing Yourself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4-01-10T21:53:46.937889656</meta:creation-date>
    <meta:generator>LibreOffice/4.1.1.2$Linux_x86 LibreOffice_project/7e4286b58adc75a14f6d83f53a03b6c11fa2903</meta:generator>
    <dc:date>2014-01-15T01:44:10.458404880</dc:date>
    <dc:creator>Nikolay Georgiev</dc:creator>
    <meta:editing-duration>PT7M41S</meta:editing-duration>
    <meta:editing-cycles>6</meta:editing-cycles>
    <meta:document-statistic meta:table-count="0" meta:image-count="0" meta:object-count="0" meta:page-count="1" meta:paragraph-count="4" meta:word-count="11" meta:character-count="67" meta:non-whitespace-character-count="58"/>
  </office:meta>
</office:document-meta>
</file>